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ListenerReadPublisher.getDiscardCa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ubscriber.getSub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erReadPublisherTests.discardDataOn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Subscriber.on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istenerReadPublisherTests.discardData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Subscriber.setCancelOnNext( boolean cancelOn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ListenerReadPublisher.readingPa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istenerReadPublisherTests.two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enerReadPublish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ListenerReadPublisher.getReadCa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ListenerReadPublisher.discard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ListenerReadPublisher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Subscriber.onSubscribe( Subscription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ubscriber.onError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ListenerReadPublisher.checkOnData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ListenerReadPublisher.TestListenerReadPublis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ubscriber.onNext( DataBuffer dataBuff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